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e2cf" officeooo:paragraph-rsid="001ee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06:31:45.996000000</meta:creation-date>
    <dc:date>2023-03-31T06:32:51.098000000</dc:date>
    <meta:editing-duration>PT1M5S</meta:editing-duration>
    <meta:editing-cycles>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2" meta:word-count="12" meta:character-count="15" meta:non-whitespace-character-count="15"/>
  </office:meta>
</office:document-meta>
</file>